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5.999cm" table:align="left"/>
    </style:style>
    <style:style style:name="Table1.A" style:family="table-column">
      <style:table-column-properties style:column-width="2.81cm"/>
    </style:style>
    <style:style style:name="Table1.B" style:family="table-column">
      <style:table-column-properties style:column-width="3.189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67ef3" officeooo:paragraph-rsid="00067ef3"/>
    </style:style>
    <style:style style:name="P2" style:family="paragraph" style:parent-style-name="Standard">
      <style:text-properties officeooo:rsid="00071dcb" officeooo:paragraph-rsid="00071dcb"/>
    </style:style>
    <style:style style:name="P3" style:family="paragraph" style:parent-style-name="Standard">
      <style:text-properties officeooo:rsid="00081224" officeooo:paragraph-rsid="00081224"/>
    </style:style>
    <style:style style:name="P4" style:family="paragraph" style:parent-style-name="Standard">
      <style:text-properties officeooo:rsid="000849c8" officeooo:paragraph-rsid="000849c8"/>
    </style:style>
    <style:style style:name="P5" style:family="paragraph" style:parent-style-name="Standard">
      <style:text-properties style:font-name="Courier New" officeooo:rsid="000849c8" officeooo:paragraph-rsid="000849c8"/>
    </style:style>
    <style:style style:name="P6" style:family="paragraph" style:parent-style-name="Standard">
      <style:text-properties style:font-name="Courier New" officeooo:rsid="0008c22b" officeooo:paragraph-rsid="0008c22b"/>
    </style:style>
    <style:style style:name="P7" style:family="paragraph" style:parent-style-name="Standard">
      <style:text-properties officeooo:rsid="0008c22b" officeooo:paragraph-rsid="0008c22b"/>
    </style:style>
    <style:style style:name="P8" style:family="paragraph" style:parent-style-name="Standard">
      <style:text-properties officeooo:rsid="0009e3b8" officeooo:paragraph-rsid="0009e3b8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1dcb" officeooo:paragraph-rsid="00071d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1dcb" officeooo:paragraph-rsid="00071dcb" fo:background-color="#ffa6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67ef3" officeooo:paragraph-rsid="00067ef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text-properties officeooo:rsid="00071dcb" officeooo:paragraph-rsid="000b6f43"/>
    </style:style>
    <style:style style:name="P13" style:family="paragraph" style:parent-style-name="Standard">
      <style:text-properties officeooo:rsid="00067ef3" officeooo:paragraph-rsid="000b6f43"/>
    </style:style>
    <style:style style:name="P14" style:family="paragraph" style:parent-style-name="Standard">
      <style:text-properties officeooo:rsid="000b6f43" officeooo:paragraph-rsid="000b6f43"/>
    </style:style>
    <style:style style:name="T1" style:family="text">
      <style:text-properties officeooo:rsid="000b6f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COMP307</text:p>
      <text:p text:style-name="P13">Part1</text:p>
      <text:p text:style-name="P1"/>
      <text:p text:style-name="P1">1. <text:span text:style-name="T1">CHANGE THIS</text:span></text:p>
      <text:p text:style-name="P1">When k=1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Actual Class</text:p>
          </table:table-cell>
          <table:table-cell table:style-name="Table1.B1" office:value-type="string">
            <text:p text:style-name="P11">Predicted Class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setosa</text:p>
          </table:table-cell>
          <table:table-cell table:style-name="Table1.B2" office:value-type="string">
            <text:p text:style-name="P9">Iris-setosa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ext:soft-page-break/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10">Iris-virginica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able:table-row>
          <table:table-cell table:style-name="Table1.A2" office:value-type="string">
            <text:p text:style-name="P9">Iris-versicolor</text:p>
          </table:table-cell>
          <table:table-cell table:style-name="Table1.B2" office:value-type="string">
            <text:p text:style-name="P9">Iris-versicolor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9">Iris-virginica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9">Iris-virginica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10">Iris-versicolor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9">Iris-virginica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9">Iris-virginica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9">Iris-virginica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9">Iris-virginica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9">Iris-virginica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10">Iris-versicolor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9">Iris-virginica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9">Iris-virginica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9">Iris-virginica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9">Iris-virginica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10">Iris-versicolor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9">Iris-virginica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9">Iris-virginica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9">Iris-virginica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9">Iris-virginica</text:p>
          </table:table-cell>
        </table:table-row>
        <text:soft-page-break/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9">Iris-virginica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9">Iris-virginica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9">Iris-virginica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9">Iris-virginica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9">Iris-virginica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9">Iris-virginica</text:p>
          </table:table-cell>
        </table:table-row>
        <table:table-row>
          <table:table-cell table:style-name="Table1.A2" office:value-type="string">
            <text:p text:style-name="P9">Iris-virginica</text:p>
          </table:table-cell>
          <table:table-cell table:style-name="Table1.B2" office:value-type="string">
            <text:p text:style-name="P9">Iris-virginica</text:p>
          </table:table-cell>
        </table:table-row>
      </table:table>
      <text:p text:style-name="P1"/>
      <text:p text:style-name="P2">71/75 accuracy = 94.7%</text:p>
      <text:p text:style-name="P2"/>
      <text:p text:style-name="P12">2. <text:span text:style-name="T1">CHANGE THIS</text:span></text:p>
      <text:p text:style-name="P3">When k=3</text:p>
      <text:p text:style-name="P3">69/75 accuracy = 92%</text:p>
      <text:p text:style-name="P8">K affects the accuracy by...</text:p>
      <text:p text:style-name="P3"/>
      <text:p text:style-name="P4">3.</text:p>
      <text:p text:style-name="P4">The main advantages of K-NN are..</text:p>
      <text:p text:style-name="P4"/>
      <text:p text:style-name="P4">The main disadvantages of K-NN are..</text:p>
      <text:p text:style-name="P4"/>
      <text:p text:style-name="P4">4.</text:p>
      <text:p text:style-name="P4">To do k-fold cross validation when k=5 this is what I would do:</text:p>
      <text:p text:style-name="P4"/>
      <text:p text:style-name="P5">Split the validation set into 5 subsets</text:p>
      <text:p text:style-name="P5">For each subset in validation set:</text:p>
      <text:p text:style-name="P5"><text:tab/>test set = subset</text:p>
      <text:p text:style-name="P5"><text:tab/>training set = remaining subsets</text:p>
      <text:p text:style-name="P5"><text:tab/>run K-NN using these</text:p>
      <text:p text:style-name="P5"><text:tab/>compute accuracy</text:p>
      <text:p text:style-name="P5">average the accuracies</text:p>
      <text:p text:style-name="P5"/>
      <text:p text:style-name="P7">5.</text:p>
      <text:p text:style-name="P7">To group the 3 major clusters in the data set I would use K-means clustering with k=3</text:p>
      <text:p text:style-name="P7"/>
      <text:p text:style-name="P7">To do this these are the major steps:</text:p>
      <text:p text:style-name="P7"/>
      <text:p text:style-name="P6">1. set 3 random initial means</text:p>
      <text:p text:style-name="P6">2. Create 3 clusters by relating each instance to the nearest mean</text:p>
      <text:p text:style-name="P6">3. Now replace the means with the centroid of their cluster</text:p>
      <text:p text:style-name="P6">4. Repeat steps 2 &amp; 3 until doing so does not later the clusters</text:p>
      <text:p text:style-name="P6"/>
      <text:p text:style-name="Standard">6.</text:p>
      <text:p text:style-name="Standard"/>
      <text:p text:style-name="P14">Part 2</text:p>
      <text:p text:style-name="P14">1. Compare accuracy to baseline classifier (always picking most common class)</text:p>
      <text:p text:style-name="P14"/>
      <text:p text:style-name="P14">2.</text:p>
      <text:p text:style-name="P14"/>
      <text:p text:style-name="P14">3.</text:p>
      <text:p text:style-name="P14"><text:soft-page-break/>a) how could I prune leaves from tree?</text:p>
      <text:p text:style-name="P14">b) why it would reduce accuracy on training set</text:p>
      <text:p text:style-name="P14">c) Why it might improve accuracy on test set</text:p>
      <text:p text:style-name="P14"/>
      <text:p text:style-name="P14">4. Explain why impurity measure is not good when there are &gt;2 classes</text:p>
      <text:p text:style-name="P14"/>
      <text:p text:style-name="P14">Part 3</text:p>
      <text:p text:style-name="P14"/>
      <text:p text:style-name="P14">1. report accuracy of perceptron</text:p>
      <text:p text:style-name="P14"/>
      <text:p text:style-name="P14">2. Explain why evaluating performance on the training data is not a good measure. You may create more data to test on. If you do report on performance on the new da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3:09:14.980175325</meta:creation-date>
    <dc:date>2019-04-01T12:26:49.223771438</dc:date>
    <meta:editing-duration>PT51M46S</meta:editing-duration>
    <meta:editing-cycles>5</meta:editing-cycles>
    <meta:generator>LibreOffice/6.1.5.2$Linux_X86_64 LibreOffice_project/90f8dcf33c87b3705e78202e3df5142b201bd805</meta:generator>
    <meta:document-statistic meta:table-count="1" meta:image-count="0" meta:object-count="0" meta:page-count="4" meta:paragraph-count="192" meta:word-count="400" meta:character-count="3308" meta:non-whitespace-character-count="3096"/>
  </office:meta>
</office:document-meta>
</file>